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C2C3F9420F.jpg" manifest:media-type="image/jpeg"/>
  <manifest:file-entry manifest:full-path="Pictures/1000000000000258000001C2329C461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12.179cm" svg:height="9.134cm" svg:x="1.5cm" svg:y="3.366cm" presentation:class="graphic" presentation:user-transformed="true">
          <draw:image xlink:href="Pictures/1000000000000258000001C2329C461E.jpg" xlink:type="simple" xlink:show="embed" xlink:actuate="onLoad" draw:mime-type="image/jpeg">
            <text:p/>
          </draw:image>
        </draw:frame>
        <draw:frame draw:style-name="gr2" draw:text-style-name="P2" xml:id="id1" draw:id="id1" draw:layer="layout" svg:width="15.874cm" svg:height="11.905cm" svg:x="10.126cm" svg:y="2.095cm">
          <draw:image xlink:href="Pictures/1000000000000258000001C2C3F9420F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Fy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ylt_20_blå" draw:display-name="Fylt blå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ylt_20_grøn" draw:display-name="Fylt grø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ylt_20_gul" draw:display-name="Fylt gul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Fylt_20_rød" draw:display-name="Fylt rø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Fylt"/>
    </style:style>
    <style:style style:name="Filled_20_Blue" style:display-name="Filled Blue" style:family="graphic" style:parent-style-name="Filled">
      <style:graphic-properties draw:fill-gradient-name="Fyl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6T16:44:06.701000000</meta:creation-date>
    <dc:date>2025-03-06T16:47:24.594000000</dc:date>
    <meta:editing-duration>PT3M19S</meta:editing-duration>
    <meta:editing-cycles>1</meta:editing-cycles>
    <meta:document-statistic meta:object-count="30"/>
    <meta:generator>LibreOffice/24.8.5.2$Windows_X86_64 LibreOffice_project/fddf2685c70b461e7832239a0162a77216259f22</meta:generator>
  </office:meta>
</office:document-meta>
</file>